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D0000005D5AA6CD8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Verdana1" fo:font-size="14pt" fo:font-weight="bold" style:font-size-asian="14pt" style:font-weight-asian="bold" style:font-size-complex="14pt" style:font-weight-complex="bold"/>
    </style:style>
    <style:style style:name="P3" style:family="paragraph" style:parent-style-name="Header">
      <style:text-properties style:font-name="Verdana1" fo:font-size="14pt" style:font-size-asian="14pt" style:font-size-complex="14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style:font-name="Verdana1" fo:font-size="14pt" style:font-size-asian="14pt" style:font-size-complex="14pt"/>
    </style:style>
    <style:style style:name="P5"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Heading_20_2">
      <style:text-properties fo:font-style="italic" fo:font-weight="bold" style:font-style-asian="italic" style:font-weight-asian="bold" style:font-style-complex="italic" style:font-weight-complex="bold"/>
    </style:style>
    <style:style style:name="P8" style:family="paragraph" style:parent-style-name="Text_20_body" style:list-style-name="L1"/>
    <style:style style:name="T1" style:family="text">
      <style:text-properties style:font-name="Verdana1"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Summary</text:h>
      <text:p text:style-name="P6">In this exercise, we'll be manipulating our XML content, so we can look at it and read it. Along the way we'll apply XSLT to turn the XML into HTML and getting programmatic access (i.e., a basic object model) to the various parts of the document.</text:p>
      <text:h text:style-name="Heading_20_2" text:outline-level="2">Setup</text:h>
      <text:p text:style-name="Text_20_body">Make sure you're up to date on the code we created in the last set of exercises. Go to your repository folder in a terminal window and type <text:span text:style-name="T2">git checkout session_two</text:span> to get all the code from session two. Copy this code, in the correct folders, across to your working folders.</text:p>
      <text:h text:style-name="Heading_20_2" text:outline-level="2">Steps</text:h>
      <text:list xml:id="list957267757" text:style-name="L1">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199cm" fo:margin-bottom="0.199cm" fo:line-height="100%" style:shadow="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class="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Verdana1" fo:font-size="14pt" fo:font-weight="bold" style:font-size-asian="14pt" style:font-weight-asian="bold" style:font-size-complex="14pt" style:font-weight-complex="bold"/>
    </style:style>
    <style:style style:name="MP3" style:family="paragraph" style:parent-style-name="Header">
      <style:text-properties style:font-name="Verdana1" fo:font-size="14pt" style:font-size-asian="14pt" style:font-size-complex="14pt"/>
    </style:style>
    <style:style style:name="MP4" style:family="paragraph" style:parent-style-name="Header">
      <style:paragraph-properties fo:text-align="end" style:justify-single-word="false" fo:padding="0cm" fo:border-left="none" fo:border-right="none" fo:border-top="none" fo:border-bottom="0.06pt solid #000000" style:shadow="none"/>
      <style:text-properties style:font-name="Verdana1" fo:font-size="14pt" style:font-size-asian="14pt" style:font-size-complex="14pt"/>
    </style:style>
    <style:style style:name="MP5"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MT1" style:family="text">
      <style:text-properties style:font-name="Verdana1" fo:font-size="14pt" fo:font-weight="bol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0.071cm" svg:y="0cm" svg:width="3.411cm" svg:height="2.249cm" draw:z-index="0"><draw:image xlink:href="Pictures/100000000000008D0000005D5AA6CD80.jpg" xlink:type="simple" xlink:show="embed" xlink:actuate="onLoad"/></draw:frame><text:tab/><text:span text:style-name="MT1">XML Summer School 2012</text:span></text:p>
        <text:p text:style-name="MP2">Practical Web Applications</text:p>
        <text:p text:style-name="MP3"/>
        <text:p text:style-name="MP4"><text:tab/>Exercise 3</text:p>
      </style:header>
      <style:footer>
        <text:p text:style-name="MP5">XML Summer School 2012<text:tab/>Practical Web Applications<text:tab/>Exercise 3</text:p>
        <text:p text:style-name="MP5">Copyright Lauren Wood, Matt Patterson, Norm Walsh, Paul Downey CC-BY-NC-SA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Chelsom</meta:initial-creator>
    <meta:creation-date>2009-08-13T16:04:39</meta:creation-date>
    <dc:date>2012-09-12T16:05:02</dc:date>
    <dc:creator>Lauren </dc:creator>
    <meta:editing-duration>P2DT22H12M34S</meta:editing-duration>
    <meta:editing-cycles>50</meta:editing-cycles>
    <meta:generator>LibreOffice/3.5$MacOSX_x86 LibreOffice_project/e0fbe70-dcba98b-297ab39-994e618-0f858f0</meta:generator>
    <meta:printed-by>John Chelsom</meta:printed-by>
    <meta:print-date>2009-09-17T11:27:06</meta:print-date>
    <meta:document-statistic meta:table-count="0" meta:image-count="1" meta:object-count="0" meta:page-count="1" meta:paragraph-count="10" meta:word-count="129" meta:character-count="735" meta:non-whitespace-character-count="614"/>
  </office:meta>
</office:document-meta>
</file>